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5.596cm"/>
    </style:style>
    <style:style style:name="co8" style:family="table-column">
      <style:table-column-properties fo:break-before="auto" style:column-width="2.342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7.461cm"/>
    </style:style>
    <style:style style:name="co11" style:family="table-column">
      <style:table-column-properties fo:break-before="auto" style:column-width="2.499cm"/>
    </style:style>
    <style:style style:name="co12" style:family="table-column">
      <style:table-column-properties fo:break-before="auto" style:column-width="6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/>
    </style:style>
    <style:style style:name="ce2" style:family="table-cell" style:parent-style-name="Default" style:data-style-name="N111">
      <style:table-cell-properties style:vertical-align="middle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nitiz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4" table:default-cell-style-name="ce1"/>
        <table:table-row table:style-name="ro1">
          <table:table-cell table:style-name="ce5" office:value-type="string" calcext:value-type="string">
            <text:p>Strongly disagree</text:p>
          </table:table-cell>
          <table:table-cell table:style-name="ce5" office:value-type="string" calcext:value-type="string">
            <text:p>Mildly disagre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Mildly agree</text:p>
          </table:table-cell>
          <table:table-cell table:style-name="ce5" office:value-type="string" calcext:value-type="string">
            <text:p>Strongly agree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Subtabl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um</text:p>
          </table:table-cell>
          <table:table-cell table:style-name="ce5" office:value-type="string" calcext:value-type="string">
            <text:p>Check</text:p>
          </table:table-cell>
          <table:table-cell table:number-columns-repeated="16373"/>
        </table:table-row>
        <table:table-row table:style-name="ro1">
          <table:table-cell table:formula="of:=SUM([.A3:.A6])" office:value-type="float" office:value="0" calcext:value-type="float">
            <text:p>0</text:p>
          </table:table-cell>
          <table:table-cell table:formula="of:=SUM([.B3:.B6])" office:value-type="float" office:value="0" calcext:value-type="float">
            <text:p>0</text:p>
          </table:table-cell>
          <table:table-cell table:formula="of:=SUM([.C3:.C6])" office:value-type="float" office:value="2" calcext:value-type="float">
            <text:p>2</text:p>
          </table:table-cell>
          <table:table-cell table:formula="of:=SUM([.D3:.D6])" office:value-type="float" office:value="4" calcext:value-type="float">
            <text:p>4</text:p>
          </table:table-cell>
          <table:table-cell table:formula="of:=SUM([.E3:.E6])" office:value-type="float" office:value="91" calcext:value-type="float">
            <text:p>9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rawing-1</text:p>
          </table:table-cell>
          <table:table-cell table:style-name="ce9" office:value-type="string" calcext:value-type="string" table:number-columns-spanned="1" table:number-rows-spanned="5">
            <text:p>I found the drawing task (pen tool) entertaining.</text:p>
          </table:table-cell>
          <table:table-cell table:formula="of:=SUM([.A2:.E2])" office:value-type="float" office:value="97" calcext:value-type="float">
            <text:p>97</text:p>
          </table:table-cell>
          <table:table-cell table:formula="of:=IF([.J2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1</text:p>
          </table:table-cell>
          <table:covered-table-cell/>
          <table:table-cell table:formula="of:=SUM([.A3:.E3])" office:value-type="float" office:value="12" calcext:value-type="float">
            <text:p>12</text:p>
          </table:table-cell>
          <table:table-cell table:formula="of:=IF([.J3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1</text:p>
          </table:table-cell>
          <table:covered-table-cell/>
          <table:table-cell table:formula="of:=SUM([.A4:.E4])" office:value-type="float" office:value="14" calcext:value-type="float">
            <text:p>14</text:p>
          </table:table-cell>
          <table:table-cell table:formula="of:=IF([.J4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1</text:p>
          </table:table-cell>
          <table:covered-table-cell/>
          <table:table-cell table:formula="of:=SUM([.A5:.E5])" office:value-type="float" office:value="16" calcext:value-type="float">
            <text:p>16</text:p>
          </table:table-cell>
          <table:table-cell table:formula="of:=IF([.J5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1</text:p>
          </table:table-cell>
          <table:covered-table-cell/>
          <table:table-cell table:formula="of:=SUM([.A6:.E6])" office:value-type="float" office:value="55" calcext:value-type="float">
            <text:p>55</text:p>
          </table:table-cell>
          <table:table-cell table:formula="of:=IF([.J6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8:.A11])" office:value-type="float" office:value="0" calcext:value-type="float">
            <text:p>0</text:p>
          </table:table-cell>
          <table:table-cell table:formula="of:=SUM([.B8:.B11])" office:value-type="float" office:value="2" calcext:value-type="float">
            <text:p>2</text:p>
          </table:table-cell>
          <table:table-cell table:formula="of:=SUM([.C8:.C11])" office:value-type="float" office:value="6" calcext:value-type="float">
            <text:p>6</text:p>
          </table:table-cell>
          <table:table-cell table:formula="of:=SUM([.D8:.D11])" office:value-type="float" office:value="15" calcext:value-type="float">
            <text:p>15</text:p>
          </table:table-cell>
          <table:table-cell table:formula="of:=SUM([.E8:.E11])" office:value-type="float" office:value="74" calcext:value-type="float">
            <text:p>7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rawing-2</text:p>
          </table:table-cell>
          <table:table-cell table:style-name="ce9" office:value-type="string" calcext:value-type="string" table:number-columns-spanned="1" table:number-rows-spanned="5">
            <text:p>I managed to successfully complete the drawing task.</text:p>
          </table:table-cell>
          <table:table-cell table:formula="of:=SUM([.A7:.E7])" office:value-type="float" office:value="97" calcext:value-type="float">
            <text:p>97</text:p>
          </table:table-cell>
          <table:table-cell table:formula="of:=IF([.J7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2</text:p>
          </table:table-cell>
          <table:covered-table-cell/>
          <table:table-cell table:formula="of:=SUM([.A8:.E8])" office:value-type="float" office:value="12" calcext:value-type="float">
            <text:p>12</text:p>
          </table:table-cell>
          <table:table-cell table:formula="of:=IF([.J8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2</text:p>
          </table:table-cell>
          <table:covered-table-cell/>
          <table:table-cell table:formula="of:=SUM([.A9:.E9])" office:value-type="float" office:value="14" calcext:value-type="float">
            <text:p>14</text:p>
          </table:table-cell>
          <table:table-cell table:formula="of:=IF([.J9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2</text:p>
          </table:table-cell>
          <table:covered-table-cell/>
          <table:table-cell table:formula="of:=SUM([.A10:.E10])" office:value-type="float" office:value="16" calcext:value-type="float">
            <text:p>16</text:p>
          </table:table-cell>
          <table:table-cell table:formula="of:=IF([.J10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2</text:p>
          </table:table-cell>
          <table:covered-table-cell/>
          <table:table-cell table:formula="of:=SUM([.A11:.E11])" office:value-type="float" office:value="55" calcext:value-type="float">
            <text:p>55</text:p>
          </table:table-cell>
          <table:table-cell table:formula="of:=IF([.J11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13:.A15])" office:value-type="float" office:value="1" calcext:value-type="float">
            <text:p>1</text:p>
          </table:table-cell>
          <table:table-cell table:formula="of:=SUM([.B13:.B15])" office:value-type="float" office:value="5" calcext:value-type="float">
            <text:p>5</text:p>
          </table:table-cell>
          <table:table-cell table:formula="of:=SUM([.C13:.C15])" office:value-type="float" office:value="17" calcext:value-type="float">
            <text:p>17</text:p>
          </table:table-cell>
          <table:table-cell table:formula="of:=SUM([.D13:.D15])" office:value-type="float" office:value="39" calcext:value-type="float">
            <text:p>39</text:p>
          </table:table-cell>
          <table:table-cell table:formula="of:=SUM([.E13:.E15])" office:value-type="float" office:value="23" calcext:value-type="float">
            <text:p>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rawing-3</text:p>
          </table:table-cell>
          <table:table-cell table:style-name="ce9" office:value-type="string" calcext:value-type="string" table:number-columns-spanned="1" table:number-rows-spanned="4">
            <text:p>Our group managed to complete the drawing task with little or no assistance from the instructor.</text:p>
          </table:table-cell>
          <table:table-cell table:formula="of:=SUM([.A12:.E12])" office:value-type="float" office:value="85" calcext:value-type="float">
            <text:p>85</text:p>
          </table:table-cell>
          <table:table-cell table:formula="of:=IF([.J12]=8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3</text:p>
          </table:table-cell>
          <table:covered-table-cell/>
          <table:table-cell table:formula="of:=SUM([.A13:.E13])" office:value-type="float" office:value="14" calcext:value-type="float">
            <text:p>14</text:p>
          </table:table-cell>
          <table:table-cell table:formula="of:=IF([.J13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3</text:p>
          </table:table-cell>
          <table:covered-table-cell/>
          <table:table-cell table:formula="of:=SUM([.A14:.E14])" office:value-type="float" office:value="16" calcext:value-type="float">
            <text:p>16</text:p>
          </table:table-cell>
          <table:table-cell table:formula="of:=IF([.J14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3</text:p>
          </table:table-cell>
          <table:covered-table-cell/>
          <table:table-cell table:formula="of:=SUM([.A15:.E15])" office:value-type="float" office:value="55" calcext:value-type="float">
            <text:p>55</text:p>
          </table:table-cell>
          <table:table-cell table:formula="of:=IF([.J15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17:.A20])" office:value-type="float" office:value="0" calcext:value-type="float">
            <text:p>0</text:p>
          </table:table-cell>
          <table:table-cell table:formula="of:=SUM([.B17:.B20])" office:value-type="float" office:value="1" calcext:value-type="float">
            <text:p>1</text:p>
          </table:table-cell>
          <table:table-cell table:formula="of:=SUM([.C17:.C20])" office:value-type="float" office:value="9" calcext:value-type="float">
            <text:p>9</text:p>
          </table:table-cell>
          <table:table-cell table:formula="of:=SUM([.D17:.D20])" office:value-type="float" office:value="18" calcext:value-type="float">
            <text:p>18</text:p>
          </table:table-cell>
          <table:table-cell table:formula="of:=SUM([.E17:.E20])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rawing-4</text:p>
          </table:table-cell>
          <table:table-cell table:style-name="ce9" office:value-type="string" calcext:value-type="string" table:number-columns-spanned="1" table:number-rows-spanned="5">
            <text:p>Code transfer between simulation (RobotStudio) and the real controller improved productivity.</text:p>
          </table:table-cell>
          <table:table-cell table:formula="of:=SUM([.A16:.E16])" office:value-type="float" office:value="97" calcext:value-type="float">
            <text:p>97</text:p>
          </table:table-cell>
          <table:table-cell table:formula="of:=IF([.J16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4</text:p>
          </table:table-cell>
          <table:covered-table-cell/>
          <table:table-cell table:formula="of:=SUM([.A17:.E17])" office:value-type="float" office:value="12" calcext:value-type="float">
            <text:p>12</text:p>
          </table:table-cell>
          <table:table-cell table:formula="of:=IF([.J17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4</text:p>
          </table:table-cell>
          <table:covered-table-cell/>
          <table:table-cell table:formula="of:=SUM([.A18:.E18])" office:value-type="float" office:value="14" calcext:value-type="float">
            <text:p>14</text:p>
          </table:table-cell>
          <table:table-cell table:formula="of:=IF([.J18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4</text:p>
          </table:table-cell>
          <table:covered-table-cell/>
          <table:table-cell table:formula="of:=SUM([.A19:.E19])" office:value-type="float" office:value="16" calcext:value-type="float">
            <text:p>16</text:p>
          </table:table-cell>
          <table:table-cell table:formula="of:=IF([.J19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4</text:p>
          </table:table-cell>
          <table:covered-table-cell/>
          <table:table-cell table:formula="of:=SUM([.A20:.E20])" office:value-type="float" office:value="55" calcext:value-type="float">
            <text:p>55</text:p>
          </table:table-cell>
          <table:table-cell table:formula="of:=IF([.J20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22:.A25])" office:value-type="float" office:value="7" calcext:value-type="float">
            <text:p>7</text:p>
          </table:table-cell>
          <table:table-cell table:formula="of:=SUM([.B22:.B25])" office:value-type="float" office:value="18" calcext:value-type="float">
            <text:p>18</text:p>
          </table:table-cell>
          <table:table-cell table:formula="of:=SUM([.C22:.C25])" office:value-type="float" office:value="11" calcext:value-type="float">
            <text:p>11</text:p>
          </table:table-cell>
          <table:table-cell table:formula="of:=SUM([.D22:.D25])" office:value-type="float" office:value="26" calcext:value-type="float">
            <text:p>26</text:p>
          </table:table-cell>
          <table:table-cell table:formula="of:=SUM([.E22:.E25])" office:value-type="float" office:value="35" calcext:value-type="float">
            <text:p>3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rawing-5</text:p>
          </table:table-cell>
          <table:table-cell table:style-name="ce9" office:value-type="string" calcext:value-type="string" table:number-columns-spanned="1" table:number-rows-spanned="5">
            <text:p>I had no issues running the simulation in RobotStudio.</text:p>
          </table:table-cell>
          <table:table-cell table:formula="of:=SUM([.A21:.E21])" office:value-type="float" office:value="97" calcext:value-type="float">
            <text:p>97</text:p>
          </table:table-cell>
          <table:table-cell table:formula="of:=IF([.J21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5</text:p>
          </table:table-cell>
          <table:covered-table-cell/>
          <table:table-cell table:formula="of:=SUM([.A22:.E22])" office:value-type="float" office:value="12" calcext:value-type="float">
            <text:p>12</text:p>
          </table:table-cell>
          <table:table-cell table:formula="of:=IF([.J22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5</text:p>
          </table:table-cell>
          <table:covered-table-cell/>
          <table:table-cell table:formula="of:=SUM([.A23:.E23])" office:value-type="float" office:value="14" calcext:value-type="float">
            <text:p>14</text:p>
          </table:table-cell>
          <table:table-cell table:formula="of:=IF([.J23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5</text:p>
          </table:table-cell>
          <table:covered-table-cell/>
          <table:table-cell table:formula="of:=SUM([.A24:.E24])" office:value-type="float" office:value="16" calcext:value-type="float">
            <text:p>16</text:p>
          </table:table-cell>
          <table:table-cell table:formula="of:=IF([.J24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5</text:p>
          </table:table-cell>
          <table:covered-table-cell/>
          <table:table-cell table:formula="of:=SUM([.A25:.E25])" office:value-type="float" office:value="55" calcext:value-type="float">
            <text:p>55</text:p>
          </table:table-cell>
          <table:table-cell table:formula="of:=IF([.J25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27:.A30])" office:value-type="float" office:value="8" calcext:value-type="float">
            <text:p>8</text:p>
          </table:table-cell>
          <table:table-cell table:formula="of:=SUM([.B27:.B30])" office:value-type="float" office:value="20" calcext:value-type="float">
            <text:p>20</text:p>
          </table:table-cell>
          <table:table-cell table:formula="of:=SUM([.C27:.C30])" office:value-type="float" office:value="10" calcext:value-type="float">
            <text:p>10</text:p>
          </table:table-cell>
          <table:table-cell table:formula="of:=SUM([.D27:.D30])" office:value-type="float" office:value="21" calcext:value-type="float">
            <text:p>21</text:p>
          </table:table-cell>
          <table:table-cell table:formula="of:=SUM([.E27:.E30])" office:value-type="float" office:value="38" calcext:value-type="float">
            <text:p>3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rawing-6</text:p>
          </table:table-cell>
          <table:table-cell table:style-name="ce9" office:value-type="string" calcext:value-type="string" table:number-columns-spanned="1" table:number-rows-spanned="5">
            <text:p>I had no issues while running the same code on the real robot after transferring it from RobotStudio.</text:p>
          </table:table-cell>
          <table:table-cell table:formula="of:=SUM([.A26:.E26])" office:value-type="float" office:value="97" calcext:value-type="float">
            <text:p>97</text:p>
          </table:table-cell>
          <table:table-cell table:formula="of:=IF([.J26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6</text:p>
          </table:table-cell>
          <table:covered-table-cell/>
          <table:table-cell table:formula="of:=SUM([.A27:.E27])" office:value-type="float" office:value="12" calcext:value-type="float">
            <text:p>12</text:p>
          </table:table-cell>
          <table:table-cell table:formula="of:=IF([.J27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6</text:p>
          </table:table-cell>
          <table:covered-table-cell/>
          <table:table-cell table:formula="of:=SUM([.A28:.E28])" office:value-type="float" office:value="14" calcext:value-type="float">
            <text:p>14</text:p>
          </table:table-cell>
          <table:table-cell table:formula="of:=IF([.J28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6</text:p>
          </table:table-cell>
          <table:covered-table-cell/>
          <table:table-cell table:formula="of:=SUM([.A29:.E29])" office:value-type="float" office:value="16" calcext:value-type="float">
            <text:p>16</text:p>
          </table:table-cell>
          <table:table-cell table:formula="of:=IF([.J29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rawing-6</text:p>
          </table:table-cell>
          <table:covered-table-cell/>
          <table:table-cell table:formula="of:=SUM([.A30:.E30])" office:value-type="float" office:value="55" calcext:value-type="float">
            <text:p>55</text:p>
          </table:table-cell>
          <table:table-cell table:formula="of:=IF([.J30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32:.A33])" office:value-type="float" office:value="0" calcext:value-type="float">
            <text:p>0</text:p>
          </table:table-cell>
          <table:table-cell table:formula="of:=SUM([.B32:.B33])" office:value-type="float" office:value="0" calcext:value-type="float">
            <text:p>0</text:p>
          </table:table-cell>
          <table:table-cell table:formula="of:=SUM([.C32:.C33])" office:value-type="float" office:value="2" calcext:value-type="float">
            <text:p>2</text:p>
          </table:table-cell>
          <table:table-cell table:formula="of:=SUM([.D32:.D33])" office:value-type="float" office:value="3" calcext:value-type="float">
            <text:p>3</text:p>
          </table:table-cell>
          <table:table-cell table:formula="of:=SUM([.E32:.E33])" office:value-type="float" office:value="23" calcext:value-type="float">
            <text:p>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agnet-1</text:p>
          </table:table-cell>
          <table:table-cell table:style-name="ce9" office:value-type="string" calcext:value-type="string" table:number-columns-spanned="1" table:number-rows-spanned="3">
            <text:p>I found the pick-and-place task (magnet tool) entertaining.</text:p>
          </table:table-cell>
          <table:table-cell table:formula="of:=SUM([.A31:.E31])" office:value-type="float" office:value="28" calcext:value-type="float">
            <text:p>28</text:p>
          </table:table-cell>
          <table:table-cell table:formula="of:=IF([.J31]=28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gnet-1</text:p>
          </table:table-cell>
          <table:covered-table-cell/>
          <table:table-cell table:formula="of:=SUM([.A32:.E32])" office:value-type="float" office:value="12" calcext:value-type="float">
            <text:p>12</text:p>
          </table:table-cell>
          <table:table-cell table:formula="of:=IF([.J32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gnet-1</text:p>
          </table:table-cell>
          <table:covered-table-cell/>
          <table:table-cell table:formula="of:=SUM([.A33:.E33])" office:value-type="float" office:value="16" calcext:value-type="float">
            <text:p>16</text:p>
          </table:table-cell>
          <table:table-cell table:formula="of:=IF([.J33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35:.A36])" office:value-type="float" office:value="0" calcext:value-type="float">
            <text:p>0</text:p>
          </table:table-cell>
          <table:table-cell table:formula="of:=SUM([.B35:.B36])" office:value-type="float" office:value="0" calcext:value-type="float">
            <text:p>0</text:p>
          </table:table-cell>
          <table:table-cell table:formula="of:=SUM([.C35:.C36])" office:value-type="float" office:value="3" calcext:value-type="float">
            <text:p>3</text:p>
          </table:table-cell>
          <table:table-cell table:formula="of:=SUM([.D35:.D36])" office:value-type="float" office:value="4" calcext:value-type="float">
            <text:p>4</text:p>
          </table:table-cell>
          <table:table-cell table:formula="of:=SUM([.E35:.E36])" office:value-type="float" office:value="21" calcext:value-type="float">
            <text:p>2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agnet-2</text:p>
          </table:table-cell>
          <table:table-cell table:style-name="ce9" office:value-type="string" calcext:value-type="string" table:number-columns-spanned="1" table:number-rows-spanned="3">
            <text:p>I managed to successfully complete the pick-and-place task.</text:p>
          </table:table-cell>
          <table:table-cell table:formula="of:=SUM([.A34:.E34])" office:value-type="float" office:value="28" calcext:value-type="float">
            <text:p>28</text:p>
          </table:table-cell>
          <table:table-cell table:formula="of:=IF([.J34]=28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gnet-2</text:p>
          </table:table-cell>
          <table:covered-table-cell/>
          <table:table-cell table:formula="of:=SUM([.A35:.E35])" office:value-type="float" office:value="12" calcext:value-type="float">
            <text:p>12</text:p>
          </table:table-cell>
          <table:table-cell table:formula="of:=IF([.J35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gnet-2</text:p>
          </table:table-cell>
          <table:covered-table-cell/>
          <table:table-cell table:formula="of:=SUM([.A36:.E36])" office:value-type="float" office:value="16" calcext:value-type="float">
            <text:p>16</text:p>
          </table:table-cell>
          <table:table-cell table:formula="of:=IF([.J36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gnet-3</text:p>
          </table:table-cell>
          <table:table-cell table:style-name="ce7" office:value-type="string" calcext:value-type="string">
            <text:p>Our group managed to complete the pick-and-place task with little or no assistance from the instructor.</text:p>
          </table:table-cell>
          <table:table-cell table:formula="of:=SUM([.A37:.E37])" office:value-type="float" office:value="16" calcext:value-type="float">
            <text:p>16</text:p>
          </table:table-cell>
          <table:table-cell table:formula="of:=IF([.J37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gnet-4</text:p>
          </table:table-cell>
          <table:table-cell table:style-name="ce7" office:value-type="string" calcext:value-type="string">
            <text:p>Having a code template helped me complete the pick-and-place task.</text:p>
          </table:table-cell>
          <table:table-cell table:formula="of:=SUM([.A38:.E38])" office:value-type="float" office:value="12" calcext:value-type="float">
            <text:p>12</text:p>
          </table:table-cell>
          <table:table-cell table:formula="of:=IF([.J38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40:.A43])" office:value-type="float" office:value="1" calcext:value-type="float">
            <text:p>1</text:p>
          </table:table-cell>
          <table:table-cell table:formula="of:=SUM([.B40:.B43])" office:value-type="float" office:value="0" calcext:value-type="float">
            <text:p>0</text:p>
          </table:table-cell>
          <table:table-cell table:formula="of:=SUM([.C40:.C43])" office:value-type="float" office:value="2" calcext:value-type="float">
            <text:p>2</text:p>
          </table:table-cell>
          <table:table-cell table:formula="of:=SUM([.D40:.D43])" office:value-type="float" office:value="14" calcext:value-type="float">
            <text:p>14</text:p>
          </table:table-cell>
          <table:table-cell table:formula="of:=SUM([.E40:.E43])" office:value-type="float" office:value="80" calcext:value-type="float">
            <text:p>8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eric-1</text:p>
          </table:table-cell>
          <table:table-cell table:style-name="ce9" office:value-type="string" calcext:value-type="string" table:number-columns-spanned="1" table:number-rows-spanned="5">
            <text:p>I think that the proposed tasks helped boost learning.</text:p>
          </table:table-cell>
          <table:table-cell table:formula="of:=SUM([.A39:.E39])" office:value-type="float" office:value="97" calcext:value-type="float">
            <text:p>97</text:p>
          </table:table-cell>
          <table:table-cell table:formula="of:=IF([.J39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1</text:p>
          </table:table-cell>
          <table:covered-table-cell/>
          <table:table-cell table:formula="of:=SUM([.A40:.E40])" office:value-type="float" office:value="12" calcext:value-type="float">
            <text:p>12</text:p>
          </table:table-cell>
          <table:table-cell table:formula="of:=IF([.J40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1</text:p>
          </table:table-cell>
          <table:covered-table-cell/>
          <table:table-cell table:formula="of:=SUM([.A41:.E41])" office:value-type="float" office:value="14" calcext:value-type="float">
            <text:p>14</text:p>
          </table:table-cell>
          <table:table-cell table:formula="of:=IF([.J41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1</text:p>
          </table:table-cell>
          <table:covered-table-cell/>
          <table:table-cell table:formula="of:=SUM([.A42:.E42])" office:value-type="float" office:value="16" calcext:value-type="float">
            <text:p>16</text:p>
          </table:table-cell>
          <table:table-cell table:formula="of:=IF([.J42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1</text:p>
          </table:table-cell>
          <table:covered-table-cell/>
          <table:table-cell table:formula="of:=SUM([.A43:.E43])" office:value-type="float" office:value="55" calcext:value-type="float">
            <text:p>55</text:p>
          </table:table-cell>
          <table:table-cell table:formula="of:=IF([.J43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45:.A47])" office:value-type="float" office:value="0" calcext:value-type="float">
            <text:p>0</text:p>
          </table:table-cell>
          <table:table-cell table:formula="of:=SUM([.B45:.B47])" office:value-type="float" office:value="2" calcext:value-type="float">
            <text:p>2</text:p>
          </table:table-cell>
          <table:table-cell table:formula="of:=SUM([.C45:.C47])" office:value-type="float" office:value="3" calcext:value-type="float">
            <text:p>3</text:p>
          </table:table-cell>
          <table:table-cell table:formula="of:=SUM([.D45:.D47])" office:value-type="float" office:value="32" calcext:value-type="float">
            <text:p>32</text:p>
          </table:table-cell>
          <table:table-cell table:formula="of:=SUM([.E45:.E47])" office:value-type="float" office:value="48" calcext:value-type="float">
            <text:p>4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eric-2</text:p>
          </table:table-cell>
          <table:table-cell table:style-name="ce9" office:value-type="string" calcext:value-type="string" table:number-columns-spanned="1" table:number-rows-spanned="4">
            <text:p>I found the tools (robot, FlexPendant, RobotStudio) easy to use.</text:p>
          </table:table-cell>
          <table:table-cell table:formula="of:=SUM([.A44:.E44])" office:value-type="float" office:value="85" calcext:value-type="float">
            <text:p>85</text:p>
          </table:table-cell>
          <table:table-cell table:formula="of:=IF([.J44]=8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2</text:p>
          </table:table-cell>
          <table:covered-table-cell/>
          <table:table-cell table:formula="of:=SUM([.A45:.E45])" office:value-type="float" office:value="14" calcext:value-type="float">
            <text:p>14</text:p>
          </table:table-cell>
          <table:table-cell table:formula="of:=IF([.J45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2</text:p>
          </table:table-cell>
          <table:covered-table-cell/>
          <table:table-cell table:formula="of:=SUM([.A46:.E46])" office:value-type="float" office:value="16" calcext:value-type="float">
            <text:p>16</text:p>
          </table:table-cell>
          <table:table-cell table:formula="of:=IF([.J46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2</text:p>
          </table:table-cell>
          <table:covered-table-cell/>
          <table:table-cell table:formula="of:=SUM([.A47:.E47])" office:value-type="float" office:value="55" calcext:value-type="float">
            <text:p>55</text:p>
          </table:table-cell>
          <table:table-cell table:formula="of:=IF([.J47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49:.A52])" office:value-type="float" office:value="1" calcext:value-type="float">
            <text:p>1</text:p>
          </table:table-cell>
          <table:table-cell table:formula="of:=SUM([.B49:.B52])" office:value-type="float" office:value="0" calcext:value-type="float">
            <text:p>0</text:p>
          </table:table-cell>
          <table:table-cell table:formula="of:=SUM([.C49:.C52])" office:value-type="float" office:value="3" calcext:value-type="float">
            <text:p>3</text:p>
          </table:table-cell>
          <table:table-cell table:formula="of:=SUM([.D49:.D52])" office:value-type="float" office:value="20" calcext:value-type="float">
            <text:p>20</text:p>
          </table:table-cell>
          <table:table-cell table:formula="of:=SUM([.E49:.E52])" office:value-type="float" office:value="73" calcext:value-type="float">
            <text:p>7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eric-3</text:p>
          </table:table-cell>
          <table:table-cell table:style-name="ce9" office:value-type="string" calcext:value-type="string" table:number-columns-spanned="1" table:number-rows-spanned="5">
            <text:p>This lab session helped me improve my Robotics skills.</text:p>
          </table:table-cell>
          <table:table-cell table:formula="of:=SUM([.A48:.E48])" office:value-type="float" office:value="97" calcext:value-type="float">
            <text:p>97</text:p>
          </table:table-cell>
          <table:table-cell table:formula="of:=IF([.J48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3</text:p>
          </table:table-cell>
          <table:covered-table-cell/>
          <table:table-cell table:formula="of:=SUM([.A49:.E49])" office:value-type="float" office:value="12" calcext:value-type="float">
            <text:p>12</text:p>
          </table:table-cell>
          <table:table-cell table:formula="of:=IF([.J49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3</text:p>
          </table:table-cell>
          <table:covered-table-cell/>
          <table:table-cell table:formula="of:=SUM([.A50:.E50])" office:value-type="float" office:value="14" calcext:value-type="float">
            <text:p>14</text:p>
          </table:table-cell>
          <table:table-cell table:formula="of:=IF([.J50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3</text:p>
          </table:table-cell>
          <table:covered-table-cell/>
          <table:table-cell table:formula="of:=SUM([.A51:.E51])" office:value-type="float" office:value="16" calcext:value-type="float">
            <text:p>16</text:p>
          </table:table-cell>
          <table:table-cell table:formula="of:=IF([.J51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3</text:p>
          </table:table-cell>
          <table:covered-table-cell/>
          <table:table-cell table:formula="of:=SUM([.A52:.E52])" office:value-type="float" office:value="55" calcext:value-type="float">
            <text:p>55</text:p>
          </table:table-cell>
          <table:table-cell table:formula="of:=IF([.J52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SUM([.A54:.A57])" office:value-type="float" office:value="0" calcext:value-type="float">
            <text:p>0</text:p>
          </table:table-cell>
          <table:table-cell table:formula="of:=SUM([.B54:.B57])" office:value-type="float" office:value="3" calcext:value-type="float">
            <text:p>3</text:p>
          </table:table-cell>
          <table:table-cell table:formula="of:=SUM([.C54:.C57])" office:value-type="float" office:value="11" calcext:value-type="float">
            <text:p>11</text:p>
          </table:table-cell>
          <table:table-cell table:formula="of:=SUM([.D54:.D57])" office:value-type="float" office:value="26" calcext:value-type="float">
            <text:p>26</text:p>
          </table:table-cell>
          <table:table-cell table:formula="of:=SUM([.E54:.E57])" office:value-type="float" office:value="57" calcext:value-type="float">
            <text:p>5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eric-4</text:p>
          </table:table-cell>
          <table:table-cell table:style-name="ce9" office:value-type="string" calcext:value-type="string" table:number-columns-spanned="1" table:number-rows-spanned="5">
            <text:p>The course materials and theory/practice classes helped me prepare for the real lab session.</text:p>
          </table:table-cell>
          <table:table-cell table:formula="of:=SUM([.A53:.E53])" office:value-type="float" office:value="97" calcext:value-type="float">
            <text:p>97</text:p>
          </table:table-cell>
          <table:table-cell table:formula="of:=IF([.J53]=97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4</text:p>
          </table:table-cell>
          <table:covered-table-cell/>
          <table:table-cell table:formula="of:=SUM([.A54:.E54])" office:value-type="float" office:value="12" calcext:value-type="float">
            <text:p>12</text:p>
          </table:table-cell>
          <table:table-cell table:formula="of:=IF([.J54]=12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4</text:p>
          </table:table-cell>
          <table:covered-table-cell/>
          <table:table-cell table:formula="of:=SUM([.A55:.E55])" office:value-type="float" office:value="14" calcext:value-type="float">
            <text:p>14</text:p>
          </table:table-cell>
          <table:table-cell table:formula="of:=IF([.J55]=14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4</text:p>
          </table:table-cell>
          <table:covered-table-cell/>
          <table:table-cell table:formula="of:=SUM([.A56:.E56])" office:value-type="float" office:value="16" calcext:value-type="float">
            <text:p>16</text:p>
          </table:table-cell>
          <table:table-cell table:formula="of:=IF([.J56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eneric-4</text:p>
          </table:table-cell>
          <table:covered-table-cell/>
          <table:table-cell table:formula="of:=SUM([.A57:.E57])" office:value-type="float" office:value="55" calcext:value-type="float">
            <text:p>55</text:p>
          </table:table-cell>
          <table:table-cell table:formula="of:=IF([.J57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io (B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sc-1</text:p>
          </table:table-cell>
          <table:table-cell office:value-type="string" calcext:value-type="string">
            <text:p>The introductory talk and presentation of robot TIAGo++ provided me interesting and/or valuable insights on assistive robotic applications.</text:p>
          </table:table-cell>
          <table:table-cell table:formula="of:=SUM([.A58:.E58])" office:value-type="float" office:value="55" calcext:value-type="float">
            <text:p>55</text:p>
          </table:table-cell>
          <table:table-cell table:formula="of:=IF([.J58]=55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sc-2</text:p>
          </table:table-cell>
          <table:table-cell office:value-type="string" calcext:value-type="string">
            <text:p>My previous knowledge helped me during the execution of these lab sessions.</text:p>
          </table:table-cell>
          <table:table-cell table:formula="of:=SUM([.A59:.E59])" office:value-type="float" office:value="16" calcext:value-type="float">
            <text:p>16</text:p>
          </table:table-cell>
          <table:table-cell table:formula="of:=IF([.J59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 (M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sc-3</text:p>
          </table:table-cell>
          <table:table-cell office:value-type="string" calcext:value-type="string">
            <text:p>Programming with RAPID on RobotStudio for the drawing task was easier and more intuitive than block programming on the FlexPendant for the pick-and-place task.</text:p>
          </table:table-cell>
          <table:table-cell table:formula="of:=SUM([.A60:.E60])" office:value-type="float" office:value="16" calcext:value-type="float">
            <text:p>16</text:p>
          </table:table-cell>
          <table:table-cell table:formula="of:=IF([.J60]=16;1;0)" office:value-type="float" office:value="1" calcext:value-type="float">
            <text:p>1</text:p>
          </table:table-cell>
          <table:table-cell table:number-columns-repeated="16373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ROB_24-25" table:style-name="ta2">
        <table:table-column table:style-name="co9" table:default-cell-style-name="ce1"/>
        <table:table-column table:style-name="co10" table:number-columns-repeated="11" table:default-cell-style-name="ce1"/>
        <table:table-column table:style-name="co9" table:number-columns-repeated="6" table:default-cell-style-name="ce1"/>
        <table:table-column table:style-name="co11" table:number-columns-repeated="16366" table:default-cell-style-name="ce1"/>
        <table:table-row table:style-name="ro3">
          <table:table-cell table:style-name="ce4" office:value-type="string" calcext:value-type="string">
            <text:p>Marca temporal</text:p>
          </table:table-cell>
          <table:table-cell table:style-name="ce4" office:value-type="string" calcext:value-type="string">
            <text:p>I found the drawing task (pen tool) entertaining.</text:p>
          </table:table-cell>
          <table:table-cell table:style-name="ce4" office:value-type="string" calcext:value-type="string">
            <text:p>I found the pick-and-place task (magnet tool) entertaining.</text:p>
          </table:table-cell>
          <table:table-cell table:style-name="ce4" office:value-type="string" calcext:value-type="string">
            <text:p>I managed to successfully complete the drawing task.</text:p>
          </table:table-cell>
          <table:table-cell table:style-name="ce4" office:value-type="string" calcext:value-type="string">
            <text:p>I managed to successfully complete the pick-and-place task. </text:p>
          </table:table-cell>
          <table:table-cell table:style-name="ce4" office:value-type="string" calcext:value-type="string">
            <text:p>I think that the proposed tasks (drawing and pick-and-place) helped boost learning.</text:p>
          </table:table-cell>
          <table:table-cell table:style-name="ce4" office:value-type="string" calcext:value-type="string">
            <text:p>Code transfer between simulation (RobotStudio) and the real controller improved productivity.</text:p>
          </table:table-cell>
          <table:table-cell table:style-name="ce4" office:value-type="string" calcext:value-type="string">
            <text:p>Having a code template helped me complete the pick-and-place task.</text:p>
          </table:table-cell>
          <table:table-cell table:style-name="ce4" office:value-type="string" calcext:value-type="string">
            <text:p>I had no issues while running the simulation (in either task).</text:p>
          </table:table-cell>
          <table:table-cell table:style-name="ce4" office:value-type="string" calcext:value-type="string">
            <text:p>I had no issues while running the same code on the real robot after transferring it from RobotStudio (in either task).</text:p>
          </table:table-cell>
          <table:table-cell table:style-name="ce14" office:value-type="string" calcext:value-type="string">
            <text:p>These lab sessions helped me improve my Robotics skills.</text:p>
          </table:table-cell>
          <table:table-cell table:style-name="ce4" office:value-type="string" calcext:value-type="string">
            <text:p>The course materials and theory/practice classes helped me prepare for the real lab sessions.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1:08:22" calcext:value-type="date">
            <text:p>4/28/2025 1:08:22</text:p>
          </table:table-cell>
          <table:table-cell table:number-columns-repeated="6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1:49:34" calcext:value-type="date">
            <text:p>4/28/2025 1:49:34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8:59:47" calcext:value-type="date">
            <text:p>4/28/2025 8:59:47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9:05:15" calcext:value-type="date">
            <text:p>4/28/2025 9:05:15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9:12:09" calcext:value-type="date">
            <text:p>4/28/2025 9:12:09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9:23:36" calcext:value-type="date">
            <text:p>4/28/2025 9:23:36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28T09:46:15" calcext:value-type="date">
            <text:p>4/28/2025 9:46:15</text:p>
          </table:table-cell>
          <table:table-cell table:number-columns-repeated="6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4-30T20:31:03" calcext:value-type="date">
            <text:p>4/30/2025 20:31:03</text:p>
          </table:table-cell>
          <table:table-cell table:number-columns-repeated="7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5-05T13:59:04" calcext:value-type="date">
            <text:p>5/5/2025 13:59:04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5-14T00:43:40" calcext:value-type="date">
            <text:p>5/14/2025 0:43:40</text:p>
          </table:table-cell>
          <table:table-cell table:number-columns-repeated="11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5-14T01:30:45" calcext:value-type="date">
            <text:p>5/14/2025 1:30:45</text:p>
          </table:table-cell>
          <table:table-cell table:number-columns-repeated="11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05-14T12:14:45" calcext:value-type="date">
            <text:p>5/14/2025 12:14:45</text:p>
          </table:table-cell>
          <table:table-cell table:number-columns-repeated="7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4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GITI_25-26" table:style-name="ta2">
        <table:table-column table:style-name="co9" table:default-cell-style-name="ce1"/>
        <table:table-column table:style-name="co10" table:number-columns-repeated="10" table:default-cell-style-name="ce1"/>
        <table:table-column table:style-name="co9" table:number-columns-repeated="6" table:default-cell-style-name="ce1"/>
        <table:table-column table:style-name="co11" table:number-columns-repeated="16367" table:default-cell-style-name="ce1"/>
        <table:table-row table:style-name="ro3">
          <table:table-cell table:style-name="ce4" office:value-type="string" calcext:value-type="string">
            <text:p>Marca temporal</text:p>
          </table:table-cell>
          <table:table-cell table:style-name="ce4" office:value-type="string" calcext:value-type="string">
            <text:p>La tarea de dibujar me ha parecido entretenida.</text:p>
          </table:table-cell>
          <table:table-cell table:style-name="ce4" office:value-type="string" calcext:value-type="string">
            <text:p>He conseguido completar la tarea exitosamente.</text:p>
          </table:table-cell>
          <table:table-cell table:style-name="ce4" office:value-type="string" calcext:value-type="string">
            <text:p>Las herramientas (robot, FlexPendant, RobotStudio) me han parecido fáciles de manejar.</text:p>
          </table:table-cell>
          <table:table-cell table:style-name="ce4" office:value-type="string" calcext:value-type="string">
            <text:p>Mi grupo ha sido capaz de realizar la tarea de forma autónoma.</text:p>
          </table:table-cell>
          <table:table-cell table:style-name="ce4" office:value-type="string" calcext:value-type="string">
            <text:p>Creo que la tarea propuesta facilita la asimilación de los conceptos explicados en clase.</text:p>
          </table:table-cell>
          <table:table-cell table:style-name="ce4" office:value-type="string" calcext:value-type="string">
            <text:p>La sincronización de código entre la simulación (RobotStudio) y el controlador real me ha permitido completar la tarea eficazmente.</text:p>
          </table:table-cell>
          <table:table-cell table:style-name="ce4" office:value-type="string" calcext:value-type="string">
            <text:p>No he tenido problemas durante la simulación en RobotStudio.</text:p>
          </table:table-cell>
          <table:table-cell table:style-name="ce4" office:value-type="string" calcext:value-type="string">
            <text:p>No he tenido problemas durante la ejecución del código en el robot real después de transferirlo desde RobotStudio.</text:p>
          </table:table-cell>
          <table:table-cell table:style-name="ce4" office:value-type="string" calcext:value-type="string">
            <text:p>Esta sesión de laboratorio me ha ayudado a mejorar mis conocimientos de Robótica.</text:p>
          </table:table-cell>
          <table:table-cell table:style-name="ce4" office:value-type="string" calcext:value-type="string">
            <text:p>Las clases previas y el material de teoría/ejercicios disponible en AulaGlobal me han ayudado en la realización de esta sesión práctica.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8T19:47:27" calcext:value-type="date">
            <text:p>10/28/2025 19:47:27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en des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8T19:48:05" calcext:value-type="date">
            <text:p>10/28/2025 19:48:05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8T19:48:47" calcext:value-type="date">
            <text:p>10/28/2025 19:48:47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8T19:52:32" calcext:value-type="date">
            <text:p>10/28/2025 19:52:32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8T20:25:22" calcext:value-type="date">
            <text:p>10/28/2025 20:25:22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8T20:37:23" calcext:value-type="date">
            <text:p>10/28/2025 20:37:23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Parcialmente en des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9T02:31:05" calcext:value-type="date">
            <text:p>10/29/2025 2:31:05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9T11:34:19" calcext:value-type="date">
            <text:p>10/29/2025 11:34:19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29T16:15:42" calcext:value-type="date">
            <text:p>10/29/2025 16:15:42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5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0-30T08:34:42" calcext:value-type="date">
            <text:p>10/30/2025 8:34:42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1-03T12:16:08" calcext:value-type="date">
            <text:p>11/3/2025 12:16:08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en des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1-03T12:22:35" calcext:value-type="date">
            <text:p>11/3/2025 12:22:35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en des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1-03T13:04:25" calcext:value-type="date">
            <text:p>11/3/2025 13:04:25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16373"/>
        </table:table-row>
        <table:table-row table:style-name="ro3">
          <table:table-cell table:style-name="ce2" office:value-type="date" office:date-value="2025-11-06T15:06:26" calcext:value-type="date">
            <text:p>11/6/2025 15:06:26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5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16373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IM_25-26" table:style-name="ta2">
        <table:table-column table:style-name="co9" table:default-cell-style-name="ce1"/>
        <table:table-column table:style-name="co10" table:number-columns-repeated="15" table:default-cell-style-name="ce1"/>
        <table:table-column table:style-name="co9" table:number-columns-repeated="6" table:default-cell-style-name="ce1"/>
        <table:table-column table:style-name="co11" table:number-columns-repeated="16362" table:default-cell-style-name="ce1"/>
        <table:table-row table:style-name="ro3">
          <table:table-cell table:style-name="ce4" office:value-type="string" calcext:value-type="string">
            <text:p>Marca temporal</text:p>
          </table:table-cell>
          <table:table-cell table:style-name="ce4" office:value-type="string" calcext:value-type="string">
            <text:p>La tarea del electroimán me ha parecido entretenida.</text:p>
          </table:table-cell>
          <table:table-cell table:style-name="ce4" office:value-type="string" calcext:value-type="string">
            <text:p>La tarea de dibujar me ha parecido entretenida.</text:p>
          </table:table-cell>
          <table:table-cell table:style-name="ce4" office:value-type="string" calcext:value-type="string">
            <text:p>He conseguido completar la tarea del electroimán exitosamente.</text:p>
          </table:table-cell>
          <table:table-cell table:style-name="ce4" office:value-type="string" calcext:value-type="string">
            <text:p>He conseguido completar la tarea de dibujar exitosamente.</text:p>
          </table:table-cell>
          <table:table-cell table:style-name="ce4" office:value-type="string" calcext:value-type="string">
            <text:p>Mi grupo ha sido capaz de realizar la tarea del electroimán de forma autónoma.</text:p>
          </table:table-cell>
          <table:table-cell table:style-name="ce4" office:value-type="string" calcext:value-type="string">
            <text:p>Mi grupo ha sido capaz de realizar la tarea de dibujar de forma autónoma.</text:p>
          </table:table-cell>
          <table:table-cell table:style-name="ce4" office:value-type="string" calcext:value-type="string">
            <text:p>Las herramientas (robot, FlexPendant, RobotStudio) me han parecido fáciles de manejar.</text:p>
          </table:table-cell>
          <table:table-cell table:style-name="ce4" office:value-type="string" calcext:value-type="string">
            <text:p>Creo que las tareas propuestas facilitan la asimilación de los conceptos explicados en clase.</text:p>
          </table:table-cell>
          <table:table-cell table:style-name="ce4" office:value-type="string" calcext:value-type="string">
            <text:p>En la tarea de dibujar, la sincronización de código entre la simulación (RobotStudio) y el controlador real me ha permitido completar la tarea eficazmente.</text:p>
          </table:table-cell>
          <table:table-cell table:style-name="ce4" office:value-type="string" calcext:value-type="string">
            <text:p>En la tarea de dibujar, no me han surgido problemas durante la simulación en RobotStudio.</text:p>
          </table:table-cell>
          <table:table-cell table:style-name="ce4" office:value-type="string" calcext:value-type="string">
            <text:p>En la tarea de dibujar, no he tenido problemas durante la ejecución del código en el robot real después de transferirlo desde RobotStudio.</text:p>
          </table:table-cell>
          <table:table-cell table:style-name="ce4" office:value-type="string" calcext:value-type="string">
            <text:p>La programación de código RAPID sobre RobotStudio (durante la tarea de dibujar) me ha parecido más sencilla e intuitiva que la programación por bloques en el FlexPendant (durante la tarea del electroimán).</text:p>
          </table:table-cell>
          <table:table-cell table:style-name="ce4" office:value-type="string" calcext:value-type="string">
            <text:p>Estas sesiones de laboratorio me han ayudado a mejorar mis conocimientos de Robótica.</text:p>
          </table:table-cell>
          <table:table-cell table:style-name="ce4" office:value-type="string" calcext:value-type="string">
            <text:p>Mis conocimientos previos a este máster (adquiridos p. ej. en un grado universitario u otro máster) han sido de ayuda durante la realización de estas sesiones de laboratorio.</text:p>
          </table:table-cell>
          <table:table-cell table:style-name="ce4" office:value-type="string" calcext:value-type="string">
            <text:p>Las clases previas y el material de teoría/ejercicios disponible en AulaGlobal han sido de ayuda durante la realización de estas sesiones de laboratorio.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0-31T18:25:14" calcext:value-type="date">
            <text:p>10/31/2025 18:25:14</text:p>
          </table:table-cell>
          <table:table-cell table:number-columns-repeated="9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Totalmente en desacuerdo</text:p>
          </table:table-cell>
          <table:table-cell table:number-columns-repeated="4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0-31T23:42:19" calcext:value-type="date">
            <text:p>10/31/2025 23:42:19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Totalmente en desacuerdo</text:p>
          </table:table-cell>
          <table:table-cell table:style-name="ce3" office:value-type="string" calcext:value-type="string">
            <text:p>Parcialmente en des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3T19:10:33" calcext:value-type="date">
            <text:p>11/3/2025 19:10:33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4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0:34:19" calcext:value-type="date">
            <text:p>11/4/2025 10:34:19</text:p>
          </table:table-cell>
          <table:table-cell table:number-columns-repeated="9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Totalmente en desacuerdo</text:p>
          </table:table-cell>
          <table:table-cell table:number-columns-repeated="4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0:40:23" calcext:value-type="date">
            <text:p>11/4/2025 10:40:23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en desacuerdo</text:p>
          </table:table-cell>
          <table:table-cell table:number-columns-repeated="2" table:style-name="ce3" office:value-type="string" calcext:value-type="string">
            <text:p>Totalmente en des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0:54:16" calcext:value-type="date">
            <text:p>11/4/2025 10:54:16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2:07:52" calcext:value-type="date">
            <text:p>11/4/2025 12:07:52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number-columns-repeated="4"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en desacuerdo</text:p>
          </table:table-cell>
          <table:table-cell table:number-columns-repeated="4" table:style-name="ce3" office:value-type="string" calcext:value-type="string">
            <text:p>Parci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5:29:15" calcext:value-type="date">
            <text:p>11/4/2025 15:29:15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Parcialmente en des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4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Totalmente en des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7:09:17" calcext:value-type="date">
            <text:p>11/4/2025 17:09:17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Parcialmente en des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7:18:11" calcext:value-type="date">
            <text:p>11/4/2025 17:18:11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4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7:28:06" calcext:value-type="date">
            <text:p>11/4/2025 17:28:06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number-columns-repeated="3"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en des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en des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4T18:48:19" calcext:value-type="date">
            <text:p>11/4/2025 18:48:19</text:p>
          </table:table-cell>
          <table:table-cell table:number-columns-repeated="3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5T11:24:57" calcext:value-type="date">
            <text:p>11/5/2025 11:24:57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12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07T09:10:20" calcext:value-type="date">
            <text:p>11/7/2025 9:10:20</text:p>
          </table:table-cell>
          <table:table-cell table:number-columns-repeated="7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Totalmente en desacuerdo</text:p>
          </table:table-cell>
          <table:table-cell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Totalmente en des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Tot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11T17:43:39" calcext:value-type="date">
            <text:p>11/11/2025 17:43:39</text:p>
          </table:table-cell>
          <table:table-cell table:number-columns-repeated="6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4"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number-columns-repeated="2" table:style-name="ce3" office:value-type="string" calcext:value-type="string">
            <text:p>Parcialmente de acuerdo</text:p>
          </table:table-cell>
          <table:table-cell table:number-columns-repeated="16368"/>
        </table:table-row>
        <table:table-row table:style-name="ro3">
          <table:table-cell table:style-name="ce2" office:value-type="date" office:date-value="2025-11-17T11:12:18" calcext:value-type="date">
            <text:p>11/17/2025 11:12:18</text:p>
          </table:table-cell>
          <table:table-cell table:style-name="ce3" office:value-type="string" calcext:value-type="string">
            <text:p>Parcialmente de acuerdo</text:p>
          </table:table-cell>
          <table:table-cell table:style-name="ce3" office:value-type="string" calcext:value-type="string">
            <text:p>Totalmente de acuerdo</text:p>
          </table:table-cell>
          <table:table-cell table:style-name="ce3" office:value-type="string" calcext:value-type="string">
            <text:p>Parcialmente de acuerdo</text:p>
          </table:table-cell>
          <table:table-cell table:number-columns-repeated="8" table:style-name="ce3" office:value-type="string" calcext:value-type="string">
            <text:p>Totalmente de acuerdo</text:p>
          </table:table-cell>
          <table:table-cell table:number-columns-repeated="4" table:style-name="ce3" office:value-type="string" calcext:value-type="string">
            <text:p>Parcialmente de acuerdo</text:p>
          </table:table-cell>
          <table:table-cell table:number-columns-repeated="16368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IO_25-26" table:style-name="ta2"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0" table:number-columns-repeated="9" table:default-cell-style-name="ce1"/>
        <table:table-column table:style-name="co9" table:number-columns-repeated="6" table:default-cell-style-name="ce1"/>
        <table:table-column table:style-name="co11" table:number-columns-repeated="16366" table:default-cell-style-name="ce1"/>
        <table:table-row table:style-name="ro3">
          <table:table-cell table:style-name="ce4" office:value-type="string" calcext:value-type="string">
            <text:p>Marca temporal</text:p>
          </table:table-cell>
          <table:table-cell table:style-name="ce4" office:value-type="string" calcext:value-type="string">
            <text:p>The introductory talk and presentation of robot TIAGo++ provided me interesting and/or valuable insights on assistive robotic applications.</text:p>
          </table:table-cell>
          <table:table-cell table:style-name="ce4" office:value-type="string" calcext:value-type="string">
            <text:p>I found the drawing task entertaining.</text:p>
          </table:table-cell>
          <table:table-cell table:style-name="ce4" office:value-type="string" calcext:value-type="string">
            <text:p>I managed to successfully complete the task.</text:p>
          </table:table-cell>
          <table:table-cell table:style-name="ce4" office:value-type="string" calcext:value-type="string">
            <text:p>I think that the proposed task helped boost learning.</text:p>
          </table:table-cell>
          <table:table-cell table:style-name="ce4" office:value-type="string" calcext:value-type="string">
            <text:p>I found the tools (robot, FlexPendant, RobotStudio) easy to use. </text:p>
          </table:table-cell>
          <table:table-cell table:style-name="ce4" office:value-type="string" calcext:value-type="string">
            <text:p>Our group managed to complete the task with little or no assistance from the instructor. </text:p>
          </table:table-cell>
          <table:table-cell table:style-name="ce4" office:value-type="string" calcext:value-type="string">
            <text:p>Code transfer between simulation (RobotStudio) and the real controller improved productivity.</text:p>
          </table:table-cell>
          <table:table-cell table:style-name="ce4" office:value-type="string" calcext:value-type="string">
            <text:p>I had no issues while running the simulation in RobotStudio.</text:p>
          </table:table-cell>
          <table:table-cell table:style-name="ce4" office:value-type="string" calcext:value-type="string">
            <text:p>I had no issues while running the same code on the real robot after transferring it from RobotStudio.</text:p>
          </table:table-cell>
          <table:table-cell table:style-name="ce4" office:value-type="string" calcext:value-type="string">
            <text:p>This lab session helped me improve my Robotics skills.</text:p>
          </table:table-cell>
          <table:table-cell table:style-name="ce4" office:value-type="string" calcext:value-type="string">
            <text:p>The course materials and theory/practice classes helped me prepare for the real lab session.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30T14:04:57" calcext:value-type="date">
            <text:p>11/30/2025 14:04:57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2:34" calcext:value-type="date">
            <text:p>12/5/2025 13:02:34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3T14:24:29" calcext:value-type="date">
            <text:p>12/3/2025 14:24:29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24T16:52:29" calcext:value-type="date">
            <text:p>11/24/2025 16:52:29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6T09:20:19" calcext:value-type="date">
            <text:p>12/6/2025 9:20:19</text:p>
          </table:table-cell>
          <table:table-cell table:style-name="ce3" office:value-type="string" calcext:value-type="string">
            <text:p>Mildly agree</text:p>
          </table:table-cell>
          <table:table-cell table:number-columns-repeated="9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1:37:38" calcext:value-type="date">
            <text:p>12/2/2025 21:37:38</text:p>
          </table:table-cell>
          <table:table-cell table:style-name="ce3" office:value-type="string" calcext:value-type="string">
            <text:p>Mildly 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3T11:10:06" calcext:value-type="date">
            <text:p>12/3/2025 11:10:06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15:42" calcext:value-type="date">
            <text:p>12/5/2025 13:15:42</text:p>
          </table:table-cell>
          <table:table-cell table:style-name="ce3" office:value-type="string" calcext:value-type="string">
            <text:p>Mildly agree</text:p>
          </table:table-cell>
          <table:table-cell table:number-columns-repeated="8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9T20:42:54" calcext:value-type="date">
            <text:p>12/9/2025 20:42:54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6"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19T18:48:56" calcext:value-type="date">
            <text:p>11/19/2025 18:48:56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3T13:31:02" calcext:value-type="date">
            <text:p>12/3/2025 13:31:02</text:p>
          </table:table-cell>
          <table:table-cell table:number-columns-repeated="5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11T10:17:35" calcext:value-type="date">
            <text:p>12/11/2025 10:17:35</text:p>
          </table:table-cell>
          <table:table-cell table:style-name="ce3" office:value-type="string" calcext:value-type="string">
            <text:p>Mildly 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8T20:14:03" calcext:value-type="date">
            <text:p>12/8/2025 20:14:03</text:p>
          </table:table-cell>
          <table:table-cell table:style-name="ce3" office:value-type="string" calcext:value-type="string">
            <text:p>Mildly agree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1:37:21" calcext:value-type="date">
            <text:p>12/2/2025 21:37:21</text:p>
          </table:table-cell>
          <table:table-cell table:number-columns-repeated="3"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3:06:05" calcext:value-type="date">
            <text:p>12/2/2025 23:06:05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5"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19T00:59:12" calcext:value-type="date">
            <text:p>11/19/2025 0:59:12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3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6T00:30:43" calcext:value-type="date">
            <text:p>12/6/2025 0:30:43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52:59" calcext:value-type="date">
            <text:p>12/5/2025 13:52:59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8T10:51:51" calcext:value-type="date">
            <text:p>12/8/2025 10:51:51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3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28T01:39:18" calcext:value-type="date">
            <text:p>11/28/2025 1:39:18</text:p>
          </table:table-cell>
          <table:table-cell table:number-columns-repeated="6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8T23:36:42" calcext:value-type="date">
            <text:p>12/8/2025 23:36:42</text:p>
          </table:table-cell>
          <table:table-cell table:number-columns-repeated="6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3:11" calcext:value-type="date">
            <text:p>12/5/2025 13:03:11</text:p>
          </table:table-cell>
          <table:table-cell table:number-columns-repeated="10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6T18:17:34" calcext:value-type="date">
            <text:p>12/6/2025 18:17:34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7T23:59:01" calcext:value-type="date">
            <text:p>12/7/2025 23:59:01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1:47:48" calcext:value-type="date">
            <text:p>12/2/2025 21:47:48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8T15:01:16" calcext:value-type="date">
            <text:p>12/8/2025 15:01:16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1:37:15" calcext:value-type="date">
            <text:p>12/2/2025 21:37:15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17T15:42:29" calcext:value-type="date">
            <text:p>11/17/2025 15:42:29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8:12:15" calcext:value-type="date">
            <text:p>12/5/2025 18:12:15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3T07:05:07" calcext:value-type="date">
            <text:p>12/3/2025 7:05:07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3T23:38:25" calcext:value-type="date">
            <text:p>12/3/2025 23:38:25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8T09:43:43" calcext:value-type="date">
            <text:p>12/8/2025 9:43:43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6T01:57:53" calcext:value-type="date">
            <text:p>12/6/2025 1:57:53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4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29T13:11:10" calcext:value-type="date">
            <text:p>11/29/2025 13:11:10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9:55:00" calcext:value-type="date">
            <text:p>12/5/2025 19:55:00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3:13" calcext:value-type="date">
            <text:p>12/5/2025 13:03:13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7T15:59:25" calcext:value-type="date">
            <text:p>12/7/2025 15:59:25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number-columns-repeated="4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4:22" calcext:value-type="date">
            <text:p>12/5/2025 13:04:22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6T19:42:28" calcext:value-type="date">
            <text:p>12/6/2025 19:42:28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12T14:07:23" calcext:value-type="date">
            <text:p>12/12/2025 14:07:23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15:01:59" calcext:value-type="date">
            <text:p>12/2/2025 15:01:59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3:14" calcext:value-type="date">
            <text:p>12/5/2025 13:03:14</text:p>
          </table:table-cell>
          <table:table-cell table:number-columns-repeated="8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12T14:07:06" calcext:value-type="date">
            <text:p>12/12/2025 14:07:06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2:59:23" calcext:value-type="date">
            <text:p>12/2/2025 22:59:23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15:03:41" calcext:value-type="date">
            <text:p>12/2/2025 15:03:41</text:p>
          </table:table-cell>
          <table:table-cell table:number-columns-repeated="7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Strongly dis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6:24:56" calcext:value-type="date">
            <text:p>12/5/2025 16:24:56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1-20T17:08:39" calcext:value-type="date">
            <text:p>11/20/2025 17:08:39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dis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6T18:43:05" calcext:value-type="date">
            <text:p>12/6/2025 18:43:05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style-name="ce3" office:value-type="string" calcext:value-type="string">
            <text:p>Mildly agree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22:03:09" calcext:value-type="date">
            <text:p>12/2/2025 22:03:09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2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eutral</text:p>
          </table:table-cell>
          <table:table-cell table:number-columns-repeated="3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4:57" calcext:value-type="date">
            <text:p>12/5/2025 13:04:57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05:37" calcext:value-type="date">
            <text:p>12/5/2025 13:05:37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3:19:42" calcext:value-type="date">
            <text:p>12/5/2025 13:19:42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5T14:25:02" calcext:value-type="date">
            <text:p>12/5/2025 14:25:02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Mildly agree</text:p>
          </table:table-cell>
          <table:table-cell table:number-columns-repeated="5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2T15:00:44" calcext:value-type="date">
            <text:p>12/2/2025 15:00:44</text:p>
          </table:table-cell>
          <table:table-cell table:number-columns-repeated="11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3">
          <table:table-cell table:style-name="ce2" office:value-type="date" office:date-value="2025-12-04T22:19:03" calcext:value-type="date">
            <text:p>12/4/2025 22:19:03</text:p>
          </table:table-cell>
          <table:table-cell table:number-columns-repeated="11" table:style-name="ce3" office:value-type="string" calcext:value-type="string">
            <text:p>Strongly agree</text:p>
          </table:table-cell>
          <table:table-cell table:number-columns-repeated="16372"/>
        </table:table-row>
        <table:table-row table:style-name="ro4" table:number-rows-repeated="104851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Form_Responses" table:target-range-address="'RIM_25-26'.A1:'RIM_25-26'.P17"/>
        <table:database-range table:name="Form_Responses1" table:target-range-address="'GROB_24-25'.A1:'GROB_24-25'.L13"/>
        <table:database-range table:name="Form_Responses4" table:target-range-address="'GITI_25-26'.A1:'GITI_25-26'.K15"/>
        <table:database-range table:name="Form_Responses6" table:target-range-address="'BIO_25-26'.A1:'BIO_25-26'.L5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63567" draw:stroke-linejoin="miter" svg:stroke-linecap="butt" draw:fill-color="#4285f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Bartek Lukawski</meta:initial-creator>
    <meta:creation-date>2026-01-18T11:44:43Z</meta:creation-date>
    <dc:date>2026-01-18T12:58:42.302000000</dc:date>
    <meta:editing-duration>PT8M50S</meta:editing-duration>
    <meta:editing-cycles>7</meta:editing-cycles>
    <meta:document-statistic meta:table-count="5" meta:cell-count="1883" meta:object-count="0"/>
  </office:meta>
</office:document-meta>
</file>